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44c9"/>
    </style:style>
    <style:style style:name="P2" style:family="paragraph" style:parent-style-name="Text_20_body">
      <style:text-properties officeooo:rsid="000d44c9" officeooo:paragraph-rsid="000d44c9"/>
    </style:style>
    <style:style style:name="P3" style:family="paragraph" style:parent-style-name="Text_20_body">
      <style:text-properties officeooo:rsid="000d44c9" officeooo:paragraph-rsid="000e39a1"/>
    </style:style>
    <style:style style:name="P4" style:family="paragraph" style:parent-style-name="Text_20_body">
      <style:text-properties officeooo:rsid="000e39a1" officeooo:paragraph-rsid="000e39a1"/>
    </style:style>
    <style:style style:name="P5" style:family="paragraph" style:parent-style-name="Text_20_body">
      <style:text-properties officeooo:rsid="000e39a1" officeooo:paragraph-rsid="0010041f"/>
    </style:style>
    <style:style style:name="P6" style:family="paragraph" style:parent-style-name="Text_20_body">
      <style:text-properties officeooo:rsid="0010041f" officeooo:paragraph-rsid="0010041f"/>
    </style:style>
    <style:style style:name="P7" style:family="paragraph" style:parent-style-name="Text_20_body" style:list-style-name="L1">
      <style:text-properties officeooo:rsid="000d44c9" officeooo:paragraph-rsid="000d44c9"/>
    </style:style>
    <style:style style:name="P8" style:family="paragraph" style:parent-style-name="Text_20_body" style:list-style-name="L2">
      <style:text-properties officeooo:rsid="000e39a1" officeooo:paragraph-rsid="000e39a1"/>
    </style:style>
    <style:style style:name="P9" style:family="paragraph" style:parent-style-name="Text_20_body" style:list-style-name="L2">
      <style:text-properties officeooo:rsid="000e39a1" officeooo:paragraph-rsid="0010041f"/>
    </style:style>
    <style:style style:name="P10" style:family="paragraph" style:parent-style-name="Text_20_body">
      <style:text-properties officeooo:rsid="000e39a1" officeooo:paragraph-rsid="001504b8"/>
    </style:style>
    <style:style style:name="P11" style:family="paragraph" style:parent-style-name="Text_20_body" style:list-style-name="L2">
      <style:text-properties officeooo:rsid="0010041f" officeooo:paragraph-rsid="0010041f"/>
    </style:style>
    <style:style style:name="P12" style:family="paragraph" style:parent-style-name="Text_20_body">
      <style:text-properties officeooo:rsid="001504b8" officeooo:paragraph-rsid="001504b8"/>
    </style:style>
    <style:style style:name="P13" style:family="paragraph" style:parent-style-name="Text_20_body">
      <style:text-properties officeooo:rsid="0017a713" officeooo:paragraph-rsid="0017a713"/>
    </style:style>
    <style:style style:name="T1" style:family="text">
      <style:text-properties officeooo:rsid="000d44c9"/>
    </style:style>
    <style:style style:name="T2" style:family="text">
      <style:text-properties officeooo:rsid="000e39a1"/>
    </style:style>
    <style:style style:name="T3" style:family="text">
      <style:text-properties officeooo:rsid="0010041f"/>
    </style:style>
    <style:style style:name="T4" style:family="text">
      <style:text-properties officeooo:rsid="0011cb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Create a project on your github account. Call this proeject CDDLabs</text:span></text:p>
      <text:p text:style-name="P2">In this project create on folder for each Lab sheet.  i.e. Lab1, Lab2, Lab3, etc.</text:p>
      <text:p text:style-name="P2">Each folder will include a folder called docs.  All generated Doxygen files will be created inside this directory.</text:p>
      <text:p text:style-name="P2"/>
      <text:h text:style-name="Heading_20_1" text:outline-level="1">Lab One – Signalling with Semaphores</text:h>
      <text:p text:style-name="P2"/>
      <text:p text:style-name="P2">You will need to create five files for this lab.</text:p>
      <text:p text:style-name="P2">Two containing the Semaphore class declaraation and definition: </text:p>
      <text:p text:style-name="P2">Semaphore.h</text:p>
      <text:p text:style-name="P2">Semaphore.cpp</text:p>
      <text:p text:style-name="P2">One file for the main function that shows signaling in action.  This main function must create at least two threads where one thread signals the other using a common Semaphore.  This file should be named: signal.cpp</text:p>
      <text:p text:style-name="P2">The fourth file is called Makefile and will contain one rule that compiles the code and produces a working executable called signal.</text:p>
      <text:p text:style-name="P2">The fifth file is the doxygen project settings file, Doxyfile, that is generated by the doxygen program when run for the first time.</text:p>
      <text:p text:style-name="P2"/>
      <text:p text:style-name="P2">All code must be properly commented using Doxygen and correct.</text:p>
      <text:p text:style-name="P2"/>
      <text:h text:style-name="Heading_20_1" text:outline-level="1">Lab Two - Rendezvous</text:h>
      <text:p text:style-name="P2">Using the Semaphore class create a program that demonstrates the Rendezvous pattern.  AS before (and always) you must also incldue the Doxygen settings file and a Makefile.  The makefile must now also include a “clean” rule that deletes all .o files from the project.</text:p>
      <text:p text:style-name="P2"/>
      <text:h text:style-name="Heading_20_1" text:outline-level="1">Lab Three – Mutual Exclusion</text:h>
      <text:p text:style-name="P2">Using the Semaphore class create a program that demonstrates Mutual Exclusion. You must  incldue the Doxygen settings file and a Makefile.  The makefile must now also include a “clean” rule that deletes all .o files from the project and a debug option that allows use of the gdb debugger.  </text:p>
      <text:p text:style-name="P2"/>
      <text:h text:style-name="Heading_20_1" text:outline-level="1"><text:soft-page-break/>Lab Four – Reusable Barrier Class</text:h>
      <text:p text:style-name="P3">Create a reusable barrier class that employs the Semaphore Class. You must  incl<text:span text:style-name="T2">u</text:span>de the Doxygen settings file and a Makefile.</text:p>
      <text:p text:style-name="P3">The makefile must now also include a “clean” rule that deletes all .o files from the project and a debug option that allows use of the gdb debugger. Add the -Wall flag to the list of compiler flags sued by the Debug rule. </text:p>
      <text:p text:style-name="P2"/>
      <text:p text:style-name="P2">All files should now begin with a file comment that contains the following information:</text:p>
      <text:list xml:id="list3066320783143429658" text:style-name="L1">
        <text:list-item>
          <text:p text:style-name="P7">Author Name</text:p>
        </text:list-item>
        <text:list-item>
          <text:p text:style-name="P7">Date of File Created</text:p>
        </text:list-item>
        <text:list-item>
          <text:p text:style-name="P7">Licence Employed</text:p>
        </text:list-item>
      </text:list>
      <text:p text:style-name="P4">All code files will include suitable Doxygen comments. <text:s/>The Makefile will also include comments explaining its purpose.</text:p>
      <text:p text:style-name="P2">A README file must also be included. <text:s/>This is a text file that describes what this solution does, who the author is and the licence employed. <text:s/>It should contain instructions on how to compile the file and run it.</text:p>
      <text:p text:style-name="P4">The main function should show the barrier in acton in such a way that it is clear that it works.</text:p>
      <text:p text:style-name="P4">Files in this Lab</text:p>
      <text:list xml:id="list2586015583754476803" text:style-name="L2">
        <text:list-item>
          <text:p text:style-name="P8">Semaphore.cpp</text:p>
        </text:list-item>
        <text:list-item>
          <text:p text:style-name="P8">Semaphore.h</text:p>
        </text:list-item>
        <text:list-item>
          <text:p text:style-name="P8">Barrier.cpp</text:p>
        </text:list-item>
        <text:list-item>
          <text:p text:style-name="P8">Barrier.h</text:p>
        </text:list-item>
        <text:list-item>
          <text:p text:style-name="P11">main.cpp</text:p>
        </text:list-item>
        <text:list-item>
          <text:p text:style-name="P8">Doxyfile</text:p>
        </text:list-item>
        <text:list-item>
          <text:p text:style-name="P8">README</text:p>
        </text:list-item>
        <text:list-item>
          <text:p text:style-name="P8">Makefile</text:p>
        </text:list-item>
      </text:list>
      <text:h text:style-name="Heading_20_1" text:outline-level="1">Lab 5 – Producer/Consumer</text:h>
      <text:p text:style-name="P6">Create a program that has two parts. <text:s/>A producer and a consumer.</text:p>
      <text:p text:style-name="P6"/>
      <text:p text:style-name="P6">The producer generates random characters from ‘a’ to ‘z’ at random intervals (between 0 and 1 second in length). It adds these to a thread safe buffer that has a finite holding capacity of N characters. It generates a preset number of characters (determined at runtime) and when it has finished it add an ‘X’ character to the buffer and exits.</text:p>
      <text:p text:style-name="P6"><text:soft-page-break/>The consumer takes these letters from the buffer at random time intervals (between 0 and 1 second in length) and records how many of each letter it consumes. Once it sees an ‘X’ in the buffer it adds its character count to a central buffer and exits.</text:p>
      <text:p text:style-name="P5">Files in this Lab</text:p>
      <text:list xml:id="list90335621879190" text:continue-list="list2586015583754476803" text:style-name="L2">
        <text:list-item text:start-value="1">
          <text:p text:style-name="P9">Semaphore.cpp</text:p>
        </text:list-item>
        <text:list-item>
          <text:p text:style-name="P9">Semaphore.h</text:p>
        </text:list-item>
        <text:list-item>
          <text:p text:style-name="P9"><text:span text:style-name="T3">SafeBuffer</text:span>.cpp</text:p>
        </text:list-item>
        <text:list-item>
          <text:p text:style-name="P9"><text:span text:style-name="T3">SafeBuffer</text:span>.h</text:p>
        </text:list-item>
        <text:list-item>
          <text:p text:style-name="P11">main.cpp</text:p>
        </text:list-item>
        <text:list-item>
          <text:p text:style-name="P9">Doxyfile</text:p>
        </text:list-item>
        <text:list-item>
          <text:p text:style-name="P9">README</text:p>
        </text:list-item>
        <text:list-item>
          <text:p text:style-name="P9">Makefile</text:p>
        </text:list-item>
      </text:list>
      <text:p text:style-name="P12">The main file should demonstrate your producer consumer implementation in action by creating a <text:s/>number of consumers and producers and showing them in action.</text:p>
      <text:p text:style-name="P10">All files must include suitable documentation. <text:span text:style-name="T3">The Makefile must contain a</text:span> rule <text:span text:style-name="T4">(‘doc’) </text:span>that runs the Doxygen program and generates the documentation.</text:p>
      <text:p text:style-name="P10"><text:span text:style-name="T4">Edit your emacs settings so that it now automatically generates headers for your code files. <text:s/>e.g. see </text:span><text:a xlink:type="simple" xlink:href="https://www.emacswiki.org/emacs/AutomaticFileHeaders" text:style-name="Internet_20_link" text:visited-style-name="Visited_20_Internet_20_Link"><text:span text:style-name="T4">https://www.emacswiki.org/emacs/AutomaticFileHeaders</text:span></text:a></text:p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13:48.626426792</meta:creation-date>
    <dc:date>2017-10-24T09:01:26.610837946</dc:date>
    <meta:editing-duration>PT12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51" meta:word-count="657" meta:character-count="3892" meta:non-whitespace-character-count="3281"/>
  </office:meta>
</office:document-meta>
</file>